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25cm" table:end-y="0.319cm" draw:z-index="0" draw:style-name="gr1" draw:text-style-name="P1" svg:width="31.378cm" svg:height="17.826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07107604">
            <text:p>1,07107604</text:p>
          </table:table-cell>
          <table:table-cell office:value-type="float" office:value="1.42610359">
            <text:p>1,42610359</text:p>
          </table:table-cell>
          <table:table-cell office:value-type="float" office:value="1.08714783">
            <text:p>1,08714783</text:p>
          </table:table-cell>
          <table:table-cell office:value-type="float" office:value="1.39069676">
            <text:p>1,39069676</text:p>
          </table:table-cell>
          <table:table-cell/>
        </table:table-row>
        <table:table-row table:style-name="ro1">
          <table:table-cell office:value-type="float" office:value="0.92272276">
            <text:p>0,92272276</text:p>
          </table:table-cell>
          <table:table-cell office:value-type="float" office:value="1.39100349">
            <text:p>1,39100349</text:p>
          </table:table-cell>
          <table:table-cell office:value-type="float" office:value="1.04555011">
            <text:p>1,04555011</text:p>
          </table:table-cell>
          <table:table-cell office:value-type="float" office:value="1.38693047">
            <text:p>1,38693047</text:p>
          </table:table-cell>
          <table:table-cell/>
        </table:table-row>
        <table:table-row table:style-name="ro1">
          <table:table-cell office:value-type="float" office:value="0.89217019">
            <text:p>0,89217019</text:p>
          </table:table-cell>
          <table:table-cell office:value-type="float" office:value="1.39020586">
            <text:p>1,39020586</text:p>
          </table:table-cell>
          <table:table-cell office:value-type="float" office:value="1.03584445">
            <text:p>1,03584445</text:p>
          </table:table-cell>
          <table:table-cell office:value-type="float" office:value="1.39027548">
            <text:p>1,39027548</text:p>
          </table:table-cell>
          <table:table-cell/>
        </table:table-row>
        <table:table-row table:style-name="ro1">
          <table:table-cell office:value-type="float" office:value="1.01283014">
            <text:p>1,01283014</text:p>
          </table:table-cell>
          <table:table-cell office:value-type="float" office:value="1.35544407">
            <text:p>1,35544407</text:p>
          </table:table-cell>
          <table:table-cell office:value-type="float" office:value="0.98901522">
            <text:p>0,98901522</text:p>
          </table:table-cell>
          <table:table-cell office:value-type="float" office:value="1.45899236">
            <text:p>1,45899236</text:p>
          </table:table-cell>
          <table:table-cell/>
        </table:table-row>
        <table:table-row table:style-name="ro1">
          <table:table-cell office:value-type="float" office:value="1.3817786">
            <text:p>1,3817786</text:p>
          </table:table-cell>
          <table:table-cell office:value-type="float" office:value="1.21520174">
            <text:p>1,21520174</text:p>
          </table:table-cell>
          <table:table-cell office:value-type="float" office:value="1.01243901">
            <text:p>1,01243901</text:p>
          </table:table-cell>
          <table:table-cell office:value-type="float" office:value="1.54350305">
            <text:p>1,54350305</text:p>
          </table:table-cell>
          <table:table-cell/>
        </table:table-row>
        <table:table-row table:style-name="ro1">
          <table:table-cell office:value-type="float" office:value="1.39212263">
            <text:p>1,39212263</text:p>
          </table:table-cell>
          <table:table-cell office:value-type="float" office:value="1.21473539">
            <text:p>1,21473539</text:p>
          </table:table-cell>
          <table:table-cell office:value-type="float" office:value="1.117805">
            <text:p>1,117805</text:p>
          </table:table-cell>
          <table:table-cell office:value-type="float" office:value="1.4051615">
            <text:p>1,4051615</text:p>
          </table:table-cell>
          <table:table-cell/>
        </table:table-row>
        <table:table-row table:style-name="ro1">
          <table:table-cell office:value-type="float" office:value="1.33273757">
            <text:p>1,33273757</text:p>
          </table:table-cell>
          <table:table-cell office:value-type="float" office:value="1.22841334">
            <text:p>1,22841334</text:p>
          </table:table-cell>
          <table:table-cell office:value-type="float" office:value="1.0494945">
            <text:p>1,0494945</text:p>
          </table:table-cell>
          <table:table-cell office:value-type="float" office:value="1.41206408">
            <text:p>1,41206408</text:p>
          </table:table-cell>
          <table:table-cell/>
        </table:table-row>
        <table:table-row table:style-name="ro1">
          <table:table-cell office:value-type="float" office:value="1.24285114">
            <text:p>1,24285114</text:p>
          </table:table-cell>
          <table:table-cell office:value-type="float" office:value="1.27236009">
            <text:p>1,27236009</text:p>
          </table:table-cell>
          <table:table-cell office:value-type="float" office:value="0.94277102">
            <text:p>0,94277102</text:p>
          </table:table-cell>
          <table:table-cell office:value-type="float" office:value="1.482741">
            <text:p>1,482741</text:p>
          </table:table-cell>
          <table:table-cell/>
        </table:table-row>
        <table:table-row table:style-name="ro1">
          <table:table-cell office:value-type="float" office:value="1.1692369">
            <text:p>1,1692369</text:p>
          </table:table-cell>
          <table:table-cell office:value-type="float" office:value="1.29004431">
            <text:p>1,29004431</text:p>
          </table:table-cell>
          <table:table-cell office:value-type="float" office:value="1.11031795">
            <text:p>1,11031795</text:p>
          </table:table-cell>
          <table:table-cell office:value-type="float" office:value="1.42287874">
            <text:p>1,42287874</text:p>
          </table:table-cell>
          <table:table-cell/>
        </table:table-row>
        <table:table-row table:style-name="ro1">
          <table:table-cell office:value-type="float" office:value="1.14010477">
            <text:p>1,14010477</text:p>
          </table:table-cell>
          <table:table-cell office:value-type="float" office:value="1.29302526">
            <text:p>1,29302526</text:p>
          </table:table-cell>
          <table:table-cell office:value-type="float" office:value="1.05101168">
            <text:p>1,05101168</text:p>
          </table:table-cell>
          <table:table-cell office:value-type="float" office:value="1.42559636">
            <text:p>1,42559636</text:p>
          </table:table-cell>
          <table:table-cell/>
        </table:table-row>
        <table:table-row table:style-name="ro1">
          <table:table-cell office:value-type="float" office:value="1.09876895">
            <text:p>1,09876895</text:p>
          </table:table-cell>
          <table:table-cell office:value-type="float" office:value="1.31388724">
            <text:p>1,31388724</text:p>
          </table:table-cell>
          <table:table-cell office:value-type="float" office:value="1.07081783">
            <text:p>1,07081783</text:p>
          </table:table-cell>
          <table:table-cell office:value-type="float" office:value="1.42362201">
            <text:p>1,42362201</text:p>
          </table:table-cell>
          <table:table-cell/>
        </table:table-row>
        <table:table-row table:style-name="ro1">
          <table:table-cell office:value-type="float" office:value="1.08165085">
            <text:p>1,08165085</text:p>
          </table:table-cell>
          <table:table-cell office:value-type="float" office:value="1.31182981">
            <text:p>1,31182981</text:p>
          </table:table-cell>
          <table:table-cell office:value-type="float" office:value="1.0614996">
            <text:p>1,0614996</text:p>
          </table:table-cell>
          <table:table-cell office:value-type="float" office:value="1.39543331">
            <text:p>1,39543331</text:p>
          </table:table-cell>
          <table:table-cell/>
        </table:table-row>
        <table:table-row table:style-name="ro1">
          <table:table-cell office:value-type="float" office:value="1.10891187">
            <text:p>1,10891187</text:p>
          </table:table-cell>
          <table:table-cell office:value-type="float" office:value="1.2898438">
            <text:p>1,2898438</text:p>
          </table:table-cell>
          <table:table-cell office:value-type="float" office:value="1.11811185">
            <text:p>1,11811185</text:p>
          </table:table-cell>
          <table:table-cell office:value-type="float" office:value="1.38932192">
            <text:p>1,38932192</text:p>
          </table:table-cell>
          <table:table-cell/>
        </table:table-row>
        <table:table-row table:style-name="ro1">
          <table:table-cell office:value-type="float" office:value="1.12904823">
            <text:p>1,12904823</text:p>
          </table:table-cell>
          <table:table-cell office:value-type="float" office:value="1.28596854">
            <text:p>1,28596854</text:p>
          </table:table-cell>
          <table:table-cell office:value-type="float" office:value="1.0307461">
            <text:p>1,0307461</text:p>
          </table:table-cell>
          <table:table-cell office:value-type="float" office:value="1.40010822">
            <text:p>1,40010822</text:p>
          </table:table-cell>
          <table:table-cell/>
        </table:table-row>
        <table:table-row table:style-name="ro1">
          <table:table-cell office:value-type="float" office:value="1.1246624">
            <text:p>1,1246624</text:p>
          </table:table-cell>
          <table:table-cell office:value-type="float" office:value="1.28748512">
            <text:p>1,28748512</text:p>
          </table:table-cell>
          <table:table-cell office:value-type="float" office:value="1.16293108">
            <text:p>1,16293108</text:p>
          </table:table-cell>
          <table:table-cell office:value-type="float" office:value="1.38968682">
            <text:p>1,38968682</text:p>
          </table:table-cell>
          <table:table-cell/>
        </table:table-row>
        <table:table-row table:style-name="ro1">
          <table:table-cell office:value-type="float" office:value="1.1411047">
            <text:p>1,1411047</text:p>
          </table:table-cell>
          <table:table-cell office:value-type="float" office:value="1.28294039">
            <text:p>1,28294039</text:p>
          </table:table-cell>
          <table:table-cell office:value-type="float" office:value="1.0722214">
            <text:p>1,0722214</text:p>
          </table:table-cell>
          <table:table-cell office:value-type="float" office:value="1.40022814">
            <text:p>1,40022814</text:p>
          </table:table-cell>
          <table:table-cell/>
        </table:table-row>
        <table:table-row table:style-name="ro1">
          <table:table-cell office:value-type="float" office:value="1.16030848">
            <text:p>1,16030848</text:p>
          </table:table-cell>
          <table:table-cell office:value-type="float" office:value="1.27084935">
            <text:p>1,27084935</text:p>
          </table:table-cell>
          <table:table-cell office:value-type="float" office:value="1.03949761">
            <text:p>1,03949761</text:p>
          </table:table-cell>
          <table:table-cell office:value-type="float" office:value="1.42218161">
            <text:p>1,42218161</text:p>
          </table:table-cell>
          <table:table-cell/>
        </table:table-row>
        <table:table-row table:style-name="ro1">
          <table:table-cell office:value-type="float" office:value="1.18880796">
            <text:p>1,18880796</text:p>
          </table:table-cell>
          <table:table-cell office:value-type="float" office:value="1.25899398">
            <text:p>1,25899398</text:p>
          </table:table-cell>
          <table:table-cell office:value-type="float" office:value="1.0868907">
            <text:p>1,0868907</text:p>
          </table:table-cell>
          <table:table-cell office:value-type="float" office:value="1.38535464">
            <text:p>1,38535464</text:p>
          </table:table-cell>
          <table:table-cell/>
        </table:table-row>
        <table:table-row table:style-name="ro1">
          <table:table-cell office:value-type="float" office:value="1.21097219">
            <text:p>1,21097219</text:p>
          </table:table-cell>
          <table:table-cell office:value-type="float" office:value="1.24854279">
            <text:p>1,24854279</text:p>
          </table:table-cell>
          <table:table-cell office:value-type="float" office:value="0.97401321">
            <text:p>0,97401321</text:p>
          </table:table-cell>
          <table:table-cell office:value-type="float" office:value="1.4416976">
            <text:p>1,4416976</text:p>
          </table:table-cell>
          <table:table-cell/>
        </table:table-row>
        <table:table-row table:style-name="ro1">
          <table:table-cell office:value-type="float" office:value="1.21580648">
            <text:p>1,21580648</text:p>
          </table:table-cell>
          <table:table-cell office:value-type="float" office:value="1.24803078">
            <text:p>1,24803078</text:p>
          </table:table-cell>
          <table:table-cell office:value-type="float" office:value="1.14538455">
            <text:p>1,14538455</text:p>
          </table:table-cell>
          <table:table-cell office:value-type="float" office:value="1.38987136">
            <text:p>1,38987136</text:p>
          </table:table-cell>
          <table:table-cell/>
        </table:table-row>
        <table:table-row table:style-name="ro1">
          <table:table-cell office:value-type="float" office:value="1.23560965">
            <text:p>1,23560965</text:p>
          </table:table-cell>
          <table:table-cell office:value-type="float" office:value="1.23627222">
            <text:p>1,23627222</text:p>
          </table:table-cell>
          <table:table-cell office:value-type="float" office:value="1.15040326">
            <text:p>1,15040326</text:p>
          </table:table-cell>
          <table:table-cell office:value-type="float" office:value="1.38711619">
            <text:p>1,38711619</text:p>
          </table:table-cell>
          <table:table-cell/>
        </table:table-row>
        <table:table-row table:style-name="ro1">
          <table:table-cell office:value-type="float" office:value="1.21574247">
            <text:p>1,21574247</text:p>
          </table:table-cell>
          <table:table-cell office:value-type="float" office:value="1.25033367">
            <text:p>1,25033367</text:p>
          </table:table-cell>
          <table:table-cell office:value-type="float" office:value="1.18051827">
            <text:p>1,18051827</text:p>
          </table:table-cell>
          <table:table-cell office:value-type="float" office:value="1.37844181">
            <text:p>1,37844181</text:p>
          </table:table-cell>
          <table:table-cell/>
        </table:table-row>
        <table:table-row table:style-name="ro1">
          <table:table-cell office:value-type="float" office:value="1.20403767">
            <text:p>1,20403767</text:p>
          </table:table-cell>
          <table:table-cell office:value-type="float" office:value="1.25306284">
            <text:p>1,25306284</text:p>
          </table:table-cell>
          <table:table-cell office:value-type="float" office:value="1.0970695">
            <text:p>1,0970695</text:p>
          </table:table-cell>
          <table:table-cell office:value-type="float" office:value="1.39049578">
            <text:p>1,39049578</text:p>
          </table:table-cell>
          <table:table-cell/>
        </table:table-row>
        <table:table-row table:style-name="ro1">
          <table:table-cell office:value-type="float" office:value="1.21457314">
            <text:p>1,21457314</text:p>
          </table:table-cell>
          <table:table-cell office:value-type="float" office:value="1.24728525">
            <text:p>1,24728525</text:p>
          </table:table-cell>
          <table:table-cell office:value-type="float" office:value="1.03189826">
            <text:p>1,03189826</text:p>
          </table:table-cell>
          <table:table-cell office:value-type="float" office:value="1.40265882">
            <text:p>1,40265882</text:p>
          </table:table-cell>
          <table:table-cell/>
        </table:table-row>
        <table:table-row table:style-name="ro1">
          <table:table-cell office:value-type="float" office:value="1.19217956">
            <text:p>1,19217956</text:p>
          </table:table-cell>
          <table:table-cell office:value-type="float" office:value="1.25718307">
            <text:p>1,25718307</text:p>
          </table:table-cell>
          <table:table-cell office:value-type="float" office:value="1.11761463">
            <text:p>1,11761463</text:p>
          </table:table-cell>
          <table:table-cell office:value-type="float" office:value="1.41082919">
            <text:p>1,41082919</text:p>
          </table:table-cell>
          <table:table-cell/>
        </table:table-row>
        <table:table-row table:style-name="ro1">
          <table:table-cell office:value-type="float" office:value="1.20830703">
            <text:p>1,20830703</text:p>
          </table:table-cell>
          <table:table-cell office:value-type="float" office:value="1.24362004">
            <text:p>1,24362004</text:p>
          </table:table-cell>
          <table:table-cell office:value-type="float" office:value="1.26796222">
            <text:p>1,26796222</text:p>
          </table:table-cell>
          <table:table-cell office:value-type="float" office:value="1.39717042">
            <text:p>1,39717042</text:p>
          </table:table-cell>
          <table:table-cell/>
        </table:table-row>
        <table:table-row table:style-name="ro1">
          <table:table-cell office:value-type="float" office:value="1.21009839">
            <text:p>1,21009839</text:p>
          </table:table-cell>
          <table:table-cell office:value-type="float" office:value="1.24820697">
            <text:p>1,24820697</text:p>
          </table:table-cell>
          <table:table-cell office:value-type="float" office:value="1.12221003">
            <text:p>1,12221003</text:p>
          </table:table-cell>
          <table:table-cell office:value-type="float" office:value="1.40377367">
            <text:p>1,40377367</text:p>
          </table:table-cell>
          <table:table-cell/>
        </table:table-row>
        <table:table-row table:style-name="ro1">
          <table:table-cell office:value-type="float" office:value="1.21294618">
            <text:p>1,21294618</text:p>
          </table:table-cell>
          <table:table-cell office:value-type="float" office:value="1.23770535">
            <text:p>1,23770535</text:p>
          </table:table-cell>
          <table:table-cell office:value-type="float" office:value="1.17901862">
            <text:p>1,17901862</text:p>
          </table:table-cell>
          <table:table-cell office:value-type="float" office:value="1.35201752">
            <text:p>1,35201752</text:p>
          </table:table-cell>
          <table:table-cell/>
        </table:table-row>
        <table:table-row table:style-name="ro1">
          <table:table-cell office:value-type="float" office:value="1.22303414">
            <text:p>1,22303414</text:p>
          </table:table-cell>
          <table:table-cell office:value-type="float" office:value="1.23984635">
            <text:p>1,23984635</text:p>
          </table:table-cell>
          <table:table-cell office:value-type="float" office:value="1.23394096">
            <text:p>1,23394096</text:p>
          </table:table-cell>
          <table:table-cell office:value-type="float" office:value="1.39081335">
            <text:p>1,39081335</text:p>
          </table:table-cell>
          <table:table-cell/>
        </table:table-row>
        <table:table-row table:style-name="ro1">
          <table:table-cell office:value-type="float" office:value="1.24575758">
            <text:p>1,24575758</text:p>
          </table:table-cell>
          <table:table-cell office:value-type="float" office:value="1.22664654">
            <text:p>1,22664654</text:p>
          </table:table-cell>
          <table:table-cell office:value-type="float" office:value="1.34881568">
            <text:p>1,34881568</text:p>
          </table:table-cell>
          <table:table-cell office:value-type="float" office:value="1.41646659">
            <text:p>1,41646659</text:p>
          </table:table-cell>
          <table:table-cell/>
        </table:table-row>
        <table:table-row table:style-name="ro1">
          <table:table-cell office:value-type="float" office:value="1.2288934">
            <text:p>1,2288934</text:p>
          </table:table-cell>
          <table:table-cell office:value-type="float" office:value="1.23323202">
            <text:p>1,23323202</text:p>
          </table:table-cell>
          <table:table-cell office:value-type="float" office:value="1.24929273">
            <text:p>1,24929273</text:p>
          </table:table-cell>
          <table:table-cell office:value-type="float" office:value="1.38446105">
            <text:p>1,38446105</text:p>
          </table:table-cell>
          <table:table-cell/>
        </table:table-row>
        <table:table-row table:style-name="ro1">
          <table:table-cell office:value-type="float" office:value="1.20053124">
            <text:p>1,20053124</text:p>
          </table:table-cell>
          <table:table-cell office:value-type="float" office:value="1.24801564">
            <text:p>1,24801564</text:p>
          </table:table-cell>
          <table:table-cell office:value-type="float" office:value="1.12077057">
            <text:p>1,12077057</text:p>
          </table:table-cell>
          <table:table-cell office:value-type="float" office:value="1.39269543">
            <text:p>1,39269543</text:p>
          </table:table-cell>
          <table:table-cell/>
        </table:table-row>
        <table:table-row table:style-name="ro1">
          <table:table-cell office:value-type="float" office:value="1.20811462">
            <text:p>1,20811462</text:p>
          </table:table-cell>
          <table:table-cell office:value-type="float" office:value="1.242275">
            <text:p>1,242275</text:p>
          </table:table-cell>
          <table:table-cell office:value-type="float" office:value="1.13843989">
            <text:p>1,13843989</text:p>
          </table:table-cell>
          <table:table-cell office:value-type="float" office:value="1.38883662">
            <text:p>1,38883662</text:p>
          </table:table-cell>
          <table:table-cell/>
        </table:table-row>
        <table:table-row table:style-name="ro1">
          <table:table-cell office:value-type="float" office:value="1.23686802">
            <text:p>1,23686802</text:p>
          </table:table-cell>
          <table:table-cell office:value-type="float" office:value="1.22592473">
            <text:p>1,22592473</text:p>
          </table:table-cell>
          <table:table-cell office:value-type="float" office:value="1.15852737">
            <text:p>1,15852737</text:p>
          </table:table-cell>
          <table:table-cell office:value-type="float" office:value="1.38618708">
            <text:p>1,38618708</text:p>
          </table:table-cell>
          <table:table-cell/>
        </table:table-row>
        <table:table-row table:style-name="ro1">
          <table:table-cell office:value-type="float" office:value="1.19697392">
            <text:p>1,19697392</text:p>
          </table:table-cell>
          <table:table-cell office:value-type="float" office:value="1.24495304">
            <text:p>1,24495304</text:p>
          </table:table-cell>
          <table:table-cell office:value-type="float" office:value="1.10677338">
            <text:p>1,10677338</text:p>
          </table:table-cell>
          <table:table-cell office:value-type="float" office:value="1.37922525">
            <text:p>1,37922525</text:p>
          </table:table-cell>
          <table:table-cell/>
        </table:table-row>
        <table:table-row table:style-name="ro1">
          <table:table-cell office:value-type="float" office:value="1.22231865">
            <text:p>1,22231865</text:p>
          </table:table-cell>
          <table:table-cell office:value-type="float" office:value="1.22892165">
            <text:p>1,22892165</text:p>
          </table:table-cell>
          <table:table-cell office:value-type="float" office:value="1.08348536">
            <text:p>1,08348536</text:p>
          </table:table-cell>
          <table:table-cell office:value-type="float" office:value="1.41047609">
            <text:p>1,41047609</text:p>
          </table:table-cell>
          <table:table-cell/>
        </table:table-row>
        <table:table-row table:style-name="ro1">
          <table:table-cell office:value-type="float" office:value="1.20187354">
            <text:p>1,20187354</text:p>
          </table:table-cell>
          <table:table-cell office:value-type="float" office:value="1.24711347">
            <text:p>1,24711347</text:p>
          </table:table-cell>
          <table:table-cell office:value-type="float" office:value="1.09231079">
            <text:p>1,09231079</text:p>
          </table:table-cell>
          <table:table-cell office:value-type="float" office:value="1.3808409">
            <text:p>1,3808409</text:p>
          </table:table-cell>
          <table:table-cell/>
        </table:table-row>
        <table:table-row table:style-name="ro1">
          <table:table-cell office:value-type="float" office:value="1.18635297">
            <text:p>1,18635297</text:p>
          </table:table-cell>
          <table:table-cell office:value-type="float" office:value="1.24863958">
            <text:p>1,24863958</text:p>
          </table:table-cell>
          <table:table-cell office:value-type="float" office:value="1.15014589">
            <text:p>1,15014589</text:p>
          </table:table-cell>
          <table:table-cell office:value-type="float" office:value="1.39433539">
            <text:p>1,39433539</text:p>
          </table:table-cell>
          <table:table-cell/>
        </table:table-row>
        <table:table-row table:style-name="ro1">
          <table:table-cell office:value-type="float" office:value="1.19700122">
            <text:p>1,19700122</text:p>
          </table:table-cell>
          <table:table-cell office:value-type="float" office:value="1.24598956">
            <text:p>1,24598956</text:p>
          </table:table-cell>
          <table:table-cell office:value-type="float" office:value="1.07642889">
            <text:p>1,07642889</text:p>
          </table:table-cell>
          <table:table-cell office:value-type="float" office:value="1.3844161">
            <text:p>1,3844161</text:p>
          </table:table-cell>
          <table:table-cell/>
        </table:table-row>
        <table:table-row table:style-name="ro1">
          <table:table-cell office:value-type="float" office:value="1.19439805">
            <text:p>1,19439805</text:p>
          </table:table-cell>
          <table:table-cell office:value-type="float" office:value="1.24825907">
            <text:p>1,24825907</text:p>
          </table:table-cell>
          <table:table-cell office:value-type="float" office:value="1.07573152">
            <text:p>1,07573152</text:p>
          </table:table-cell>
          <table:table-cell office:value-type="float" office:value="1.38885081">
            <text:p>1,38885081</text:p>
          </table:table-cell>
          <table:table-cell/>
        </table:table-row>
        <table:table-row table:style-name="ro1">
          <table:table-cell office:value-type="float" office:value="1.20970762">
            <text:p>1,20970762</text:p>
          </table:table-cell>
          <table:table-cell office:value-type="float" office:value="1.23420548">
            <text:p>1,23420548</text:p>
          </table:table-cell>
          <table:table-cell office:value-type="float" office:value="1.11265099">
            <text:p>1,11265099</text:p>
          </table:table-cell>
          <table:table-cell office:value-type="float" office:value="1.39118719">
            <text:p>1,39118719</text:p>
          </table:table-cell>
          <table:table-cell/>
        </table:table-row>
        <table:table-row table:style-name="ro1">
          <table:table-cell office:value-type="float" office:value="1.19730163">
            <text:p>1,19730163</text:p>
          </table:table-cell>
          <table:table-cell office:value-type="float" office:value="1.24926841">
            <text:p>1,24926841</text:p>
          </table:table-cell>
          <table:table-cell office:value-type="float" office:value="1.24624956">
            <text:p>1,24624956</text:p>
          </table:table-cell>
          <table:table-cell office:value-type="float" office:value="1.39446342">
            <text:p>1,39446342</text:p>
          </table:table-cell>
          <table:table-cell/>
        </table:table-row>
        <table:table-row table:style-name="ro1">
          <table:table-cell office:value-type="float" office:value="1.23346448">
            <text:p>1,23346448</text:p>
          </table:table-cell>
          <table:table-cell office:value-type="float" office:value="1.21460593">
            <text:p>1,21460593</text:p>
          </table:table-cell>
          <table:table-cell office:value-type="float" office:value="1.17576516">
            <text:p>1,17576516</text:p>
          </table:table-cell>
          <table:table-cell office:value-type="float" office:value="1.40124953">
            <text:p>1,40124953</text:p>
          </table:table-cell>
          <table:table-cell/>
        </table:table-row>
        <table:table-row table:style-name="ro1">
          <table:table-cell office:value-type="float" office:value="1.21606827">
            <text:p>1,21606827</text:p>
          </table:table-cell>
          <table:table-cell office:value-type="float" office:value="1.2340852">
            <text:p>1,2340852</text:p>
          </table:table-cell>
          <table:table-cell office:value-type="float" office:value="1.16882169">
            <text:p>1,16882169</text:p>
          </table:table-cell>
          <table:table-cell office:value-type="float" office:value="1.38539481">
            <text:p>1,38539481</text:p>
          </table:table-cell>
          <table:table-cell/>
        </table:table-row>
        <table:table-row table:style-name="ro1">
          <table:table-cell office:value-type="float" office:value="1.19516301">
            <text:p>1,19516301</text:p>
          </table:table-cell>
          <table:table-cell office:value-type="float" office:value="1.23942149">
            <text:p>1,23942149</text:p>
          </table:table-cell>
          <table:table-cell office:value-type="float" office:value="1.08250809">
            <text:p>1,08250809</text:p>
          </table:table-cell>
          <table:table-cell office:value-type="float" office:value="1.38305044">
            <text:p>1,38305044</text:p>
          </table:table-cell>
          <table:table-cell/>
        </table:table-row>
        <table:table-row table:style-name="ro1">
          <table:table-cell office:value-type="float" office:value="1.23096895">
            <text:p>1,23096895</text:p>
          </table:table-cell>
          <table:table-cell office:value-type="float" office:value="1.22643757">
            <text:p>1,22643757</text:p>
          </table:table-cell>
          <table:table-cell office:value-type="float" office:value="1.2140063">
            <text:p>1,2140063</text:p>
          </table:table-cell>
          <table:table-cell office:value-type="float" office:value="1.39436126">
            <text:p>1,39436126</text:p>
          </table:table-cell>
          <table:table-cell/>
        </table:table-row>
        <table:table-row table:style-name="ro1">
          <table:table-cell office:value-type="float" office:value="1.24873519">
            <text:p>1,24873519</text:p>
          </table:table-cell>
          <table:table-cell office:value-type="float" office:value="1.21792495">
            <text:p>1,21792495</text:p>
          </table:table-cell>
          <table:table-cell office:value-type="float" office:value="1.16645765">
            <text:p>1,16645765</text:p>
          </table:table-cell>
          <table:table-cell office:value-type="float" office:value="1.38951302">
            <text:p>1,38951302</text:p>
          </table:table-cell>
          <table:table-cell/>
        </table:table-row>
        <table:table-row table:style-name="ro1">
          <table:table-cell office:value-type="float" office:value="1.21400523">
            <text:p>1,21400523</text:p>
          </table:table-cell>
          <table:table-cell office:value-type="float" office:value="1.23021364">
            <text:p>1,23021364</text:p>
          </table:table-cell>
          <table:table-cell office:value-type="float" office:value="1.18001533">
            <text:p>1,18001533</text:p>
          </table:table-cell>
          <table:table-cell office:value-type="float" office:value="1.3873713">
            <text:p>1,3873713</text:p>
          </table:table-cell>
          <table:table-cell/>
        </table:table-row>
        <table:table-row table:style-name="ro1">
          <table:table-cell office:value-type="float" office:value="1.20858085">
            <text:p>1,20858085</text:p>
          </table:table-cell>
          <table:table-cell office:value-type="float" office:value="1.23706818">
            <text:p>1,23706818</text:p>
          </table:table-cell>
          <table:table-cell office:value-type="float" office:value="1.12756908">
            <text:p>1,12756908</text:p>
          </table:table-cell>
          <table:table-cell office:value-type="float" office:value="1.38239062">
            <text:p>1,38239062</text:p>
          </table:table-cell>
          <table:table-cell/>
        </table:table-row>
        <table:table-row table:style-name="ro1">
          <table:table-cell office:value-type="float" office:value="1.17809963">
            <text:p>1,17809963</text:p>
          </table:table-cell>
          <table:table-cell office:value-type="float" office:value="1.24702978">
            <text:p>1,24702978</text:p>
          </table:table-cell>
          <table:table-cell office:value-type="float" office:value="1.11638856">
            <text:p>1,11638856</text:p>
          </table:table-cell>
          <table:table-cell office:value-type="float" office:value="1.3770076">
            <text:p>1,377007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20:0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20:05:37.87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79cm" svg:height="17.827cm" xlink:href=".." xlink:type="simple" chart:class="chart:line" chart:style-name="ch1">
        <chart:legend chart:legend-position="end" svg:x="28.183cm" svg:y="7.815cm" style:legend-expansion="high" chart:style-name="ch2"/>
        <chart:plot-area chart:style-name="ch3" table:cell-range-address="Tabelle1.A1:Tabelle1.D51" chart:data-source-has-labels="row" svg:x="1.077cm" svg:y="1.559cm" svg:width="25.852cm" svg:height="15.492cm">
          <chartooo:coordinate-region svg:x="1.804cm" svg:y="1.771cm" svg:width="24.939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107604">
                <text:p>1.07107604</text:p>
                <draw:g>
                  <svg:desc>Tabelle1.A2:Tabelle1.A51</svg:desc>
                </draw:g>
              </table:table-cell>
              <table:table-cell office:value-type="float" office:value="1.42610359">
                <text:p>1.42610359</text:p>
                <draw:g>
                  <svg:desc>Tabelle1.B2:Tabelle1.B51</svg:desc>
                </draw:g>
              </table:table-cell>
              <table:table-cell office:value-type="float" office:value="1.08714783">
                <text:p>1.08714783</text:p>
                <draw:g>
                  <svg:desc>Tabelle1.C2:Tabelle1.C51</svg:desc>
                </draw:g>
              </table:table-cell>
              <table:table-cell office:value-type="float" office:value="1.39069676">
                <text:p>1.39069676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72276">
                <text:p>0.92272276</text:p>
              </table:table-cell>
              <table:table-cell office:value-type="float" office:value="1.39100349">
                <text:p>1.39100349</text:p>
              </table:table-cell>
              <table:table-cell office:value-type="float" office:value="1.04555011">
                <text:p>1.04555011</text:p>
              </table:table-cell>
              <table:table-cell office:value-type="float" office:value="1.38693047">
                <text:p>1.38693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217019">
                <text:p>0.89217019</text:p>
              </table:table-cell>
              <table:table-cell office:value-type="float" office:value="1.39020586">
                <text:p>1.39020586</text:p>
              </table:table-cell>
              <table:table-cell office:value-type="float" office:value="1.03584445">
                <text:p>1.03584445</text:p>
              </table:table-cell>
              <table:table-cell office:value-type="float" office:value="1.39027548">
                <text:p>1.39027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283014">
                <text:p>1.01283014</text:p>
              </table:table-cell>
              <table:table-cell office:value-type="float" office:value="1.35544407">
                <text:p>1.35544407</text:p>
              </table:table-cell>
              <table:table-cell office:value-type="float" office:value="0.98901522">
                <text:p>0.98901522</text:p>
              </table:table-cell>
              <table:table-cell office:value-type="float" office:value="1.45899236">
                <text:p>1.45899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17786">
                <text:p>1.3817786</text:p>
              </table:table-cell>
              <table:table-cell office:value-type="float" office:value="1.21520174">
                <text:p>1.21520174</text:p>
              </table:table-cell>
              <table:table-cell office:value-type="float" office:value="1.01243901">
                <text:p>1.01243901</text:p>
              </table:table-cell>
              <table:table-cell office:value-type="float" office:value="1.54350305">
                <text:p>1.54350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212263">
                <text:p>1.39212263</text:p>
              </table:table-cell>
              <table:table-cell office:value-type="float" office:value="1.21473539">
                <text:p>1.21473539</text:p>
              </table:table-cell>
              <table:table-cell office:value-type="float" office:value="1.117805">
                <text:p>1.117805</text:p>
              </table:table-cell>
              <table:table-cell office:value-type="float" office:value="1.4051615">
                <text:p>1.4051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3273757">
                <text:p>1.33273757</text:p>
              </table:table-cell>
              <table:table-cell office:value-type="float" office:value="1.22841334">
                <text:p>1.22841334</text:p>
              </table:table-cell>
              <table:table-cell office:value-type="float" office:value="1.0494945">
                <text:p>1.0494945</text:p>
              </table:table-cell>
              <table:table-cell office:value-type="float" office:value="1.41206408">
                <text:p>1.41206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4285114">
                <text:p>1.24285114</text:p>
              </table:table-cell>
              <table:table-cell office:value-type="float" office:value="1.27236009">
                <text:p>1.27236009</text:p>
              </table:table-cell>
              <table:table-cell office:value-type="float" office:value="0.94277102">
                <text:p>0.94277102</text:p>
              </table:table-cell>
              <table:table-cell office:value-type="float" office:value="1.482741">
                <text:p>1.482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92369">
                <text:p>1.1692369</text:p>
              </table:table-cell>
              <table:table-cell office:value-type="float" office:value="1.29004431">
                <text:p>1.29004431</text:p>
              </table:table-cell>
              <table:table-cell office:value-type="float" office:value="1.11031795">
                <text:p>1.11031795</text:p>
              </table:table-cell>
              <table:table-cell office:value-type="float" office:value="1.42287874">
                <text:p>1.42287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010477">
                <text:p>1.14010477</text:p>
              </table:table-cell>
              <table:table-cell office:value-type="float" office:value="1.29302526">
                <text:p>1.29302526</text:p>
              </table:table-cell>
              <table:table-cell office:value-type="float" office:value="1.05101168">
                <text:p>1.05101168</text:p>
              </table:table-cell>
              <table:table-cell office:value-type="float" office:value="1.42559636">
                <text:p>1.42559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876895">
                <text:p>1.09876895</text:p>
              </table:table-cell>
              <table:table-cell office:value-type="float" office:value="1.31388724">
                <text:p>1.31388724</text:p>
              </table:table-cell>
              <table:table-cell office:value-type="float" office:value="1.07081783">
                <text:p>1.07081783</text:p>
              </table:table-cell>
              <table:table-cell office:value-type="float" office:value="1.42362201">
                <text:p>1.42362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165085">
                <text:p>1.08165085</text:p>
              </table:table-cell>
              <table:table-cell office:value-type="float" office:value="1.31182981">
                <text:p>1.31182981</text:p>
              </table:table-cell>
              <table:table-cell office:value-type="float" office:value="1.0614996">
                <text:p>1.0614996</text:p>
              </table:table-cell>
              <table:table-cell office:value-type="float" office:value="1.39543331">
                <text:p>1.39543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891187">
                <text:p>1.10891187</text:p>
              </table:table-cell>
              <table:table-cell office:value-type="float" office:value="1.2898438">
                <text:p>1.2898438</text:p>
              </table:table-cell>
              <table:table-cell office:value-type="float" office:value="1.11811185">
                <text:p>1.11811185</text:p>
              </table:table-cell>
              <table:table-cell office:value-type="float" office:value="1.38932192">
                <text:p>1.38932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2904823">
                <text:p>1.12904823</text:p>
              </table:table-cell>
              <table:table-cell office:value-type="float" office:value="1.28596854">
                <text:p>1.28596854</text:p>
              </table:table-cell>
              <table:table-cell office:value-type="float" office:value="1.0307461">
                <text:p>1.0307461</text:p>
              </table:table-cell>
              <table:table-cell office:value-type="float" office:value="1.40010822">
                <text:p>1.40010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46624">
                <text:p>1.1246624</text:p>
              </table:table-cell>
              <table:table-cell office:value-type="float" office:value="1.28748512">
                <text:p>1.28748512</text:p>
              </table:table-cell>
              <table:table-cell office:value-type="float" office:value="1.16293108">
                <text:p>1.16293108</text:p>
              </table:table-cell>
              <table:table-cell office:value-type="float" office:value="1.38968682">
                <text:p>1.38968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11047">
                <text:p>1.1411047</text:p>
              </table:table-cell>
              <table:table-cell office:value-type="float" office:value="1.28294039">
                <text:p>1.28294039</text:p>
              </table:table-cell>
              <table:table-cell office:value-type="float" office:value="1.0722214">
                <text:p>1.0722214</text:p>
              </table:table-cell>
              <table:table-cell office:value-type="float" office:value="1.40022814">
                <text:p>1.40022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030848">
                <text:p>1.16030848</text:p>
              </table:table-cell>
              <table:table-cell office:value-type="float" office:value="1.27084935">
                <text:p>1.27084935</text:p>
              </table:table-cell>
              <table:table-cell office:value-type="float" office:value="1.03949761">
                <text:p>1.03949761</text:p>
              </table:table-cell>
              <table:table-cell office:value-type="float" office:value="1.42218161">
                <text:p>1.42218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8880796">
                <text:p>1.18880796</text:p>
              </table:table-cell>
              <table:table-cell office:value-type="float" office:value="1.25899398">
                <text:p>1.25899398</text:p>
              </table:table-cell>
              <table:table-cell office:value-type="float" office:value="1.0868907">
                <text:p>1.0868907</text:p>
              </table:table-cell>
              <table:table-cell office:value-type="float" office:value="1.38535464">
                <text:p>1.38535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1097219">
                <text:p>1.21097219</text:p>
              </table:table-cell>
              <table:table-cell office:value-type="float" office:value="1.24854279">
                <text:p>1.24854279</text:p>
              </table:table-cell>
              <table:table-cell office:value-type="float" office:value="0.97401321">
                <text:p>0.97401321</text:p>
              </table:table-cell>
              <table:table-cell office:value-type="float" office:value="1.4416976">
                <text:p>1.4416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580648">
                <text:p>1.21580648</text:p>
              </table:table-cell>
              <table:table-cell office:value-type="float" office:value="1.24803078">
                <text:p>1.24803078</text:p>
              </table:table-cell>
              <table:table-cell office:value-type="float" office:value="1.14538455">
                <text:p>1.14538455</text:p>
              </table:table-cell>
              <table:table-cell office:value-type="float" office:value="1.38987136">
                <text:p>1.38987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560965">
                <text:p>1.23560965</text:p>
              </table:table-cell>
              <table:table-cell office:value-type="float" office:value="1.23627222">
                <text:p>1.23627222</text:p>
              </table:table-cell>
              <table:table-cell office:value-type="float" office:value="1.15040326">
                <text:p>1.15040326</text:p>
              </table:table-cell>
              <table:table-cell office:value-type="float" office:value="1.38711619">
                <text:p>1.38711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574247">
                <text:p>1.21574247</text:p>
              </table:table-cell>
              <table:table-cell office:value-type="float" office:value="1.25033367">
                <text:p>1.25033367</text:p>
              </table:table-cell>
              <table:table-cell office:value-type="float" office:value="1.18051827">
                <text:p>1.18051827</text:p>
              </table:table-cell>
              <table:table-cell office:value-type="float" office:value="1.37844181">
                <text:p>1.37844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403767">
                <text:p>1.20403767</text:p>
              </table:table-cell>
              <table:table-cell office:value-type="float" office:value="1.25306284">
                <text:p>1.25306284</text:p>
              </table:table-cell>
              <table:table-cell office:value-type="float" office:value="1.0970695">
                <text:p>1.0970695</text:p>
              </table:table-cell>
              <table:table-cell office:value-type="float" office:value="1.39049578">
                <text:p>1.39049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457314">
                <text:p>1.21457314</text:p>
              </table:table-cell>
              <table:table-cell office:value-type="float" office:value="1.24728525">
                <text:p>1.24728525</text:p>
              </table:table-cell>
              <table:table-cell office:value-type="float" office:value="1.03189826">
                <text:p>1.03189826</text:p>
              </table:table-cell>
              <table:table-cell office:value-type="float" office:value="1.40265882">
                <text:p>1.40265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217956">
                <text:p>1.19217956</text:p>
              </table:table-cell>
              <table:table-cell office:value-type="float" office:value="1.25718307">
                <text:p>1.25718307</text:p>
              </table:table-cell>
              <table:table-cell office:value-type="float" office:value="1.11761463">
                <text:p>1.11761463</text:p>
              </table:table-cell>
              <table:table-cell office:value-type="float" office:value="1.41082919">
                <text:p>1.41082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0830703">
                <text:p>1.20830703</text:p>
              </table:table-cell>
              <table:table-cell office:value-type="float" office:value="1.24362004">
                <text:p>1.24362004</text:p>
              </table:table-cell>
              <table:table-cell office:value-type="float" office:value="1.26796222">
                <text:p>1.26796222</text:p>
              </table:table-cell>
              <table:table-cell office:value-type="float" office:value="1.39717042">
                <text:p>1.39717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1009839">
                <text:p>1.21009839</text:p>
              </table:table-cell>
              <table:table-cell office:value-type="float" office:value="1.24820697">
                <text:p>1.24820697</text:p>
              </table:table-cell>
              <table:table-cell office:value-type="float" office:value="1.12221003">
                <text:p>1.12221003</text:p>
              </table:table-cell>
              <table:table-cell office:value-type="float" office:value="1.40377367">
                <text:p>1.40377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1294618">
                <text:p>1.21294618</text:p>
              </table:table-cell>
              <table:table-cell office:value-type="float" office:value="1.23770535">
                <text:p>1.23770535</text:p>
              </table:table-cell>
              <table:table-cell office:value-type="float" office:value="1.17901862">
                <text:p>1.17901862</text:p>
              </table:table-cell>
              <table:table-cell office:value-type="float" office:value="1.35201752">
                <text:p>1.35201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2303414">
                <text:p>1.22303414</text:p>
              </table:table-cell>
              <table:table-cell office:value-type="float" office:value="1.23984635">
                <text:p>1.23984635</text:p>
              </table:table-cell>
              <table:table-cell office:value-type="float" office:value="1.23394096">
                <text:p>1.23394096</text:p>
              </table:table-cell>
              <table:table-cell office:value-type="float" office:value="1.39081335">
                <text:p>1.39081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4575758">
                <text:p>1.24575758</text:p>
              </table:table-cell>
              <table:table-cell office:value-type="float" office:value="1.22664654">
                <text:p>1.22664654</text:p>
              </table:table-cell>
              <table:table-cell office:value-type="float" office:value="1.34881568">
                <text:p>1.34881568</text:p>
              </table:table-cell>
              <table:table-cell office:value-type="float" office:value="1.41646659">
                <text:p>1.41646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288934">
                <text:p>1.2288934</text:p>
              </table:table-cell>
              <table:table-cell office:value-type="float" office:value="1.23323202">
                <text:p>1.23323202</text:p>
              </table:table-cell>
              <table:table-cell office:value-type="float" office:value="1.24929273">
                <text:p>1.24929273</text:p>
              </table:table-cell>
              <table:table-cell office:value-type="float" office:value="1.38446105">
                <text:p>1.38446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0053124">
                <text:p>1.20053124</text:p>
              </table:table-cell>
              <table:table-cell office:value-type="float" office:value="1.24801564">
                <text:p>1.24801564</text:p>
              </table:table-cell>
              <table:table-cell office:value-type="float" office:value="1.12077057">
                <text:p>1.12077057</text:p>
              </table:table-cell>
              <table:table-cell office:value-type="float" office:value="1.39269543">
                <text:p>1.39269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811462">
                <text:p>1.20811462</text:p>
              </table:table-cell>
              <table:table-cell office:value-type="float" office:value="1.242275">
                <text:p>1.242275</text:p>
              </table:table-cell>
              <table:table-cell office:value-type="float" office:value="1.13843989">
                <text:p>1.13843989</text:p>
              </table:table-cell>
              <table:table-cell office:value-type="float" office:value="1.38883662">
                <text:p>1.38883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686802">
                <text:p>1.23686802</text:p>
              </table:table-cell>
              <table:table-cell office:value-type="float" office:value="1.22592473">
                <text:p>1.22592473</text:p>
              </table:table-cell>
              <table:table-cell office:value-type="float" office:value="1.15852737">
                <text:p>1.15852737</text:p>
              </table:table-cell>
              <table:table-cell office:value-type="float" office:value="1.38618708">
                <text:p>1.38618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697392">
                <text:p>1.19697392</text:p>
              </table:table-cell>
              <table:table-cell office:value-type="float" office:value="1.24495304">
                <text:p>1.24495304</text:p>
              </table:table-cell>
              <table:table-cell office:value-type="float" office:value="1.10677338">
                <text:p>1.10677338</text:p>
              </table:table-cell>
              <table:table-cell office:value-type="float" office:value="1.37922525">
                <text:p>1.37922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2231865">
                <text:p>1.22231865</text:p>
              </table:table-cell>
              <table:table-cell office:value-type="float" office:value="1.22892165">
                <text:p>1.22892165</text:p>
              </table:table-cell>
              <table:table-cell office:value-type="float" office:value="1.08348536">
                <text:p>1.08348536</text:p>
              </table:table-cell>
              <table:table-cell office:value-type="float" office:value="1.41047609">
                <text:p>1.41047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187354">
                <text:p>1.20187354</text:p>
              </table:table-cell>
              <table:table-cell office:value-type="float" office:value="1.24711347">
                <text:p>1.24711347</text:p>
              </table:table-cell>
              <table:table-cell office:value-type="float" office:value="1.09231079">
                <text:p>1.09231079</text:p>
              </table:table-cell>
              <table:table-cell office:value-type="float" office:value="1.3808409">
                <text:p>1.3808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8635297">
                <text:p>1.18635297</text:p>
              </table:table-cell>
              <table:table-cell office:value-type="float" office:value="1.24863958">
                <text:p>1.24863958</text:p>
              </table:table-cell>
              <table:table-cell office:value-type="float" office:value="1.15014589">
                <text:p>1.15014589</text:p>
              </table:table-cell>
              <table:table-cell office:value-type="float" office:value="1.39433539">
                <text:p>1.39433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700122">
                <text:p>1.19700122</text:p>
              </table:table-cell>
              <table:table-cell office:value-type="float" office:value="1.24598956">
                <text:p>1.24598956</text:p>
              </table:table-cell>
              <table:table-cell office:value-type="float" office:value="1.07642889">
                <text:p>1.07642889</text:p>
              </table:table-cell>
              <table:table-cell office:value-type="float" office:value="1.3844161">
                <text:p>1.3844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439805">
                <text:p>1.19439805</text:p>
              </table:table-cell>
              <table:table-cell office:value-type="float" office:value="1.24825907">
                <text:p>1.24825907</text:p>
              </table:table-cell>
              <table:table-cell office:value-type="float" office:value="1.07573152">
                <text:p>1.07573152</text:p>
              </table:table-cell>
              <table:table-cell office:value-type="float" office:value="1.38885081">
                <text:p>1.38885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970762">
                <text:p>1.20970762</text:p>
              </table:table-cell>
              <table:table-cell office:value-type="float" office:value="1.23420548">
                <text:p>1.23420548</text:p>
              </table:table-cell>
              <table:table-cell office:value-type="float" office:value="1.11265099">
                <text:p>1.11265099</text:p>
              </table:table-cell>
              <table:table-cell office:value-type="float" office:value="1.39118719">
                <text:p>1.39118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9730163">
                <text:p>1.19730163</text:p>
              </table:table-cell>
              <table:table-cell office:value-type="float" office:value="1.24926841">
                <text:p>1.24926841</text:p>
              </table:table-cell>
              <table:table-cell office:value-type="float" office:value="1.24624956">
                <text:p>1.24624956</text:p>
              </table:table-cell>
              <table:table-cell office:value-type="float" office:value="1.39446342">
                <text:p>1.39446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3346448">
                <text:p>1.23346448</text:p>
              </table:table-cell>
              <table:table-cell office:value-type="float" office:value="1.21460593">
                <text:p>1.21460593</text:p>
              </table:table-cell>
              <table:table-cell office:value-type="float" office:value="1.17576516">
                <text:p>1.17576516</text:p>
              </table:table-cell>
              <table:table-cell office:value-type="float" office:value="1.40124953">
                <text:p>1.40124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1606827">
                <text:p>1.21606827</text:p>
              </table:table-cell>
              <table:table-cell office:value-type="float" office:value="1.2340852">
                <text:p>1.2340852</text:p>
              </table:table-cell>
              <table:table-cell office:value-type="float" office:value="1.16882169">
                <text:p>1.16882169</text:p>
              </table:table-cell>
              <table:table-cell office:value-type="float" office:value="1.38539481">
                <text:p>1.38539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9516301">
                <text:p>1.19516301</text:p>
              </table:table-cell>
              <table:table-cell office:value-type="float" office:value="1.23942149">
                <text:p>1.23942149</text:p>
              </table:table-cell>
              <table:table-cell office:value-type="float" office:value="1.08250809">
                <text:p>1.08250809</text:p>
              </table:table-cell>
              <table:table-cell office:value-type="float" office:value="1.38305044">
                <text:p>1.38305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3096895">
                <text:p>1.23096895</text:p>
              </table:table-cell>
              <table:table-cell office:value-type="float" office:value="1.22643757">
                <text:p>1.22643757</text:p>
              </table:table-cell>
              <table:table-cell office:value-type="float" office:value="1.2140063">
                <text:p>1.2140063</text:p>
              </table:table-cell>
              <table:table-cell office:value-type="float" office:value="1.39436126">
                <text:p>1.39436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4873519">
                <text:p>1.24873519</text:p>
              </table:table-cell>
              <table:table-cell office:value-type="float" office:value="1.21792495">
                <text:p>1.21792495</text:p>
              </table:table-cell>
              <table:table-cell office:value-type="float" office:value="1.16645765">
                <text:p>1.16645765</text:p>
              </table:table-cell>
              <table:table-cell office:value-type="float" office:value="1.38951302">
                <text:p>1.389513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1400523">
                <text:p>1.21400523</text:p>
              </table:table-cell>
              <table:table-cell office:value-type="float" office:value="1.23021364">
                <text:p>1.23021364</text:p>
              </table:table-cell>
              <table:table-cell office:value-type="float" office:value="1.18001533">
                <text:p>1.18001533</text:p>
              </table:table-cell>
              <table:table-cell office:value-type="float" office:value="1.3873713">
                <text:p>1.3873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858085">
                <text:p>1.20858085</text:p>
              </table:table-cell>
              <table:table-cell office:value-type="float" office:value="1.23706818">
                <text:p>1.23706818</text:p>
              </table:table-cell>
              <table:table-cell office:value-type="float" office:value="1.12756908">
                <text:p>1.12756908</text:p>
              </table:table-cell>
              <table:table-cell office:value-type="float" office:value="1.38239062">
                <text:p>1.38239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7809963">
                <text:p>1.17809963</text:p>
              </table:table-cell>
              <table:table-cell office:value-type="float" office:value="1.24702978">
                <text:p>1.24702978</text:p>
              </table:table-cell>
              <table:table-cell office:value-type="float" office:value="1.11638856">
                <text:p>1.11638856</text:p>
              </table:table-cell>
              <table:table-cell office:value-type="float" office:value="1.3770076">
                <text:p>1.3770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